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0399bc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 style:list-style-name="L1">
      <style:text-properties officeooo:paragraph-rsid="000225fb"/>
    </style:style>
    <style:style style:name="P4" style:family="paragraph" style:parent-style-name="Standard" style:list-style-name="L1">
      <style:text-properties officeooo:paragraph-rsid="000399bc"/>
    </style:style>
    <style:style style:name="P5" style:family="paragraph" style:parent-style-name="Standard" style:list-style-name="L1">
      <style:text-properties officeooo:paragraph-rsid="00050901"/>
    </style:style>
    <style:style style:name="P6" style:family="paragraph" style:parent-style-name="Standard" style:list-style-name="L1">
      <style:text-properties officeooo:paragraph-rsid="00066f6c"/>
    </style:style>
    <style:style style:name="P7" style:family="paragraph" style:parent-style-name="Standard" style:list-style-name="L1">
      <style:text-properties officeooo:paragraph-rsid="00096c9b"/>
    </style:style>
    <style:style style:name="P8" style:family="paragraph" style:parent-style-name="Standard" style:list-style-name="L1">
      <style:text-properties officeooo:paragraph-rsid="000aa9b1"/>
    </style:style>
    <style:style style:name="P9" style:family="paragraph" style:parent-style-name="Standard" style:list-style-name="L1">
      <style:text-properties officeooo:paragraph-rsid="000b3812"/>
    </style:style>
    <style:style style:name="P10" style:family="paragraph" style:parent-style-name="Standard" style:list-style-name="L1">
      <style:text-properties officeooo:paragraph-rsid="000c31ec"/>
    </style:style>
    <style:style style:name="P11" style:family="paragraph" style:parent-style-name="Standard" style:list-style-name="L1">
      <style:text-properties officeooo:paragraph-rsid="000dcd6a"/>
    </style:style>
    <style:style style:name="P12" style:family="paragraph" style:parent-style-name="Standard" style:list-style-name="L1">
      <style:text-properties officeooo:paragraph-rsid="000e380e"/>
    </style:style>
    <style:style style:name="P13" style:family="paragraph" style:parent-style-name="Standard" style:list-style-name="L1">
      <style:text-properties officeooo:paragraph-rsid="000f380a"/>
    </style:style>
    <style:style style:name="T1" style:family="text">
      <style:text-properties officeooo:rsid="000225fb"/>
    </style:style>
    <style:style style:name="T2" style:family="text">
      <style:text-properties officeooo:rsid="000399bc"/>
    </style:style>
    <style:style style:name="T3" style:family="text">
      <style:text-properties officeooo:rsid="00050901"/>
    </style:style>
    <style:style style:name="T4" style:family="text">
      <style:text-properties officeooo:rsid="00066f6c"/>
    </style:style>
    <style:style style:name="T5" style:family="text">
      <style:text-properties officeooo:rsid="0007760a"/>
    </style:style>
    <style:style style:name="T6" style:family="text">
      <style:text-properties officeooo:rsid="00096c9b"/>
    </style:style>
    <style:style style:name="T7" style:family="text">
      <style:text-properties officeooo:rsid="000aa9b1"/>
    </style:style>
    <style:style style:name="T8" style:family="text">
      <style:text-properties officeooo:rsid="000b3812"/>
    </style:style>
    <style:style style:name="T9" style:family="text">
      <style:text-properties officeooo:rsid="000c31ec"/>
    </style:style>
    <style:style style:name="T10" style:family="text">
      <style:text-properties officeooo:rsid="000dcd6a"/>
    </style:style>
    <style:style style:name="T11" style:family="text">
      <style:text-properties officeooo:rsid="000e380e"/>
    </style:style>
    <style:style style:name="T12" style:family="text">
      <style:text-properties officeooo:rsid="000f38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6494094898615167" text:style-name="L1">
        <text:list-item>
          <text:p text:style-name="P3"><text:span text:style-name="T1">https://code.google.com/p/protobuf/</text:span></text:p>
        </text:list-item>
        <text:list-item>
          <text:p text:style-name="P3"><text:a xlink:type="simple" xlink:href="https://developers.google.com/protocol-buffers/docs/javatutorial"><text:span text:style-name="T1">https://developers.google.com/protocol-buffers/docs/javatutorial</text:span></text:a></text:p>
        </text:list-item>
        <text:list-item>
          <text:p text:style-name="P4"><text:span text:style-name="T2">compilier - protoc</text:span></text:p>
          <text:list>
            <text:list-item>
              <text:p text:style-name="P4"><text:a xlink:type="simple" xlink:href="http://code.google.com/p/protobuf/downloads/list"><text:span text:style-name="T2">http://code.google.com/p/protobuf/downloads/list</text:span></text:a></text:p>
            </text:list-item>
            <text:list-item>
              <text:p text:style-name="P1"><text:span text:style-name="T2">protoc -I=$SRC_DIR --java_out=$DST_DIR $SRC_DIR/</text:span><text:span text:style-name="T5">xxx</text:span><text:span text:style-name="T2">.proto</text:span></text:p>
              <text:list>
                <text:list-item>
                  <text:p text:style-name="P5"><text:span text:style-name="T3">c:\protoc\protoc -I. --java_out=. test.proto</text:span></text:p>
                </text:list-item>
                <text:list-item>
                  <text:p text:style-name="P6"><text:span text:style-name="T4">how to get in path correctly?</text:span></text:p>
                </text:list-item>
                <text:list-item>
                  <text:p text:style-name="P6"><text:span text:style-name="T4">How to run from IDE</text:span></text:p>
                </text:list-item>
              </text:list>
            </text:list-item>
          </text:list>
        </text:list-item>
        <text:list-item>
          <text:p text:style-name="P7"><text:span text:style-name="T6">prtotbuf libs</text:span></text:p>
          <text:list>
            <text:list-item>
              <text:p text:style-name="P7"><text:span text:style-name="T6">protobuf-2.5.0\java\README</text:span></text:p>
            </text:list-item>
            <text:list-item>
              <text:p text:style-name="P7"><text:span text:style-name="T6">I installed maven in netbeans and copied everything under the jav dir to a new Maven project (src and pom.xml)</text:span></text:p>
              <text:list>
                <text:list-item>
                  <text:p text:style-name="P7"><text:span text:style-name="T6">didn't work, the xml file needs modifications</text:span></text:p>
                </text:list-item>
              </text:list>
            </text:list-item>
            <text:list-item>
              <text:p text:style-name="P7"><text:span text:style-name="T6">run maven on cmd line</text:span></text:p>
              <text:list>
                <text:list-item>
                  <text:p text:style-name="P7"><text:span text:style-name="T6">if not already, add an env var JAVA_HOME to your jdk dir – you need to exit out the system windows and open a new cmd window</text:span></text:p>
                </text:list-item>
                <text:list-item>
                  <text:p text:style-name="P8"><text:span text:style-name="T7">copy protoc to protobuf-2.5.0\src</text:span></text:p>
                </text:list-item>
                <text:list-item>
                  <text:p text:style-name="P9"><text:span text:style-name="T8">follow the README “Installation - With Maven” #3</text:span></text:p>
                </text:list-item>
              </text:list>
            </text:list-item>
            <text:list-item>
              <text:p text:style-name="P10"><text:span text:style-name="T9">or just download it</text:span></text:p>
              <text:list>
                <text:list-item>
                  <text:p text:style-name="P10"><text:a xlink:type="simple" xlink:href="http://search.maven.org/remotecontent?filepath=com/google/protobuf/protobuf-java/2.5.0/protobuf-java-2.5.0.jar"><text:span text:style-name="T9">http://search.maven.org/remotecontent?filepath=com/google/protobuf/protobuf-java/2.5.0/protobuf-java-2.5.0.jar</text:span></text:a></text:p>
                </text:list-item>
                <text:list-item>
                  <text:p text:style-name="P12"><text:span text:style-name="T11">http://grepcode.com/project/repo1.maven.org/maven2/com.google.protobuf/protobuf-java/</text:span></text:p>
                </text:list-item>
                <text:list-item>
                  <text:p text:style-name="P10"><text:a xlink:type="simple" xlink:href="http://stackoverflow.com/questions/15723099/where-to-find-protobuf-jar-for-using-google-protocol-buffers-in-java"><text:span text:style-name="T9">http://stackoverflow.com/questions/15723099/where-to-find-protobuf-jar-for-using-google-protocol-buffers-in-java</text:span></text:a></text:p>
                </text:list-item>
                <text:list-item>
                  <text:p text:style-name="P11"><text:a xlink:type="simple" xlink:href="http://stackoverflow.com/questions/4687069/java-google-protocol-buffers-how-do-i-make-the-jar"><text:span text:style-name="T10">http://stackoverflow.com/questions/4687069/java-google-protocol-buffers-how-do-i-make-the-jar</text:span></text:a></text:p>
                </text:list-item>
              </text:list>
            </text:list-item>
            <text:list-item>
              <text:p text:style-name="P13"><text:span text:style-name="T12">use with 0mq</text:span></text:p>
              <text:list>
                <text:list-item>
                  <text:p text:style-name="P13"><text:a xlink:type="simple" xlink:href="http://stackoverflow.com/questions/7390561/zeromq-protocol-buffers"><text:span text:style-name="T12">http://stackoverflow.com/questions/7390561/zeromq-protocol-buffers</text:span></text:a></text:p>
                </text:list-item>
                <text:list-item>
                  <text:p text:style-name="P13"><text:span text:style-name="T12">down vote </text:span></text:p>
                </text:list-item>
              </text:list>
            </text:list-item>
          </text:list>
        </text:list-item>
      </text:list>
      <text:p text:style-name="Text_20_body">Here is a sample which send and receive messages through java and in C++:</text:p>
      <text:p text:style-name="Text_20_body">Serializing in java:</text:p>
      <text:p text:style-name="Preformatted_20_Text"><text:span text:style-name="Source_20_Text">Person person = Person.newBuilder().setName("chand")</text:span></text:p>
      <text:p text:style-name="Preformatted_20_Text"><text:span text:style-name="Source_20_Text"><text:s text:c="4"/>.setEmail("chand@test.com").setId(55555).build();</text:span></text:p>
      <text:p text:style-name="P2"><text:span text:style-name="Source_20_Text">socket.send(person.toByteArray(), 0);</text:span></text:p>
      <text:p text:style-name="Text_20_body">De-serialize in java:</text:p>
      <text:p text:style-name="Preformatted_20_Text"><text:span text:style-name="Source_20_Text">byte[] reply = socket.recv(0);</text:span></text:p>
      <text:p text:style-name="P2"><text:span text:style-name="Source_20_Text">Person person2 = Person.parseFrom(reply);</text:span></text:p>
      <text:p text:style-name="Text_20_body">Serializing in C++:</text:p>
      <text:p text:style-name="Preformatted_20_Text"><text:span text:style-name="Source_20_Text">Person p = Person();</text:span></text:p>
      <text:p text:style-name="Preformatted_20_Text"><text:span text:style-name="Source_20_Text">std::string str;</text:span></text:p>
      <text:p text:style-name="Preformatted_20_Text"><text:span text:style-name="Source_20_Text">p.SerializeToString(&amp;str);</text:span></text:p>
      <text:p text:style-name="Preformatted_20_Text"><text:span text:style-name="Source_20_Text">int sz = str.length();</text:span></text:p>
      <text:p text:style-name="Preformatted_20_Text"><text:span text:style-name="Source_20_Text">zmq::message_t *query = new message_t(sz);</text:span></text:p>
      <text:p text:style-name="Preformatted_20_Text"><text:span text:style-name="Source_20_Text">memcpy(query-&gt;data (), str.c_str(), sz);</text:span></text:p>
      <text:p text:style-name="P2"><text:span text:style-name="Source_20_Text">socket-&gt;send (*query);</text:span></text:p>
      <text:p text:style-name="Text_20_body"><text:soft-page-break/>De-serializign in C++</text:p>
      <text:p text:style-name="Preformatted_20_Text"><text:span text:style-name="Source_20_Text">zmq::message_t resultset(100);</text:span></text:p>
      <text:p text:style-name="Preformatted_20_Text"><text:span text:style-name="Source_20_Text">socket-&gt;recv (&amp;resultset);</text:span></text:p>
      <text:p text:style-name="Preformatted_20_Text"/>
      <text:p text:style-name="Preformatted_20_Text"><text:span text:style-name="Source_20_Text">Person p = Person();</text:span></text:p>
      <text:p text:style-name="Preformatted_20_Text"><text:span text:style-name="Source_20_Text">p.ParseFromArray(resultset.data(), resultset.size());</text:span></text:p>
      <text:p text:style-name="P2"><text:span text:style-name="Source_20_Text">printf("\n Server : %s", p.name().c_str());</text:span></text:p>
      <text:list xml:id="list33188299" text:continue-numbering="true" text:style-name="L1">
        <text:list-item>
          <text:list>
            <text:list-item>
              <text:list>
                <text:list-item>
                  <text:p text:style-name="P13"><text:span text:style-name="T12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6:35:14.48</meta:creation-date>
    <dc:date>2014-03-09T13:04:44.87</dc:date>
    <meta:editing-duration>PT20H28M20S</meta:editing-duration>
    <meta:editing-cycles>10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47" meta:word-count="217" meta:character-count="2018" meta:non-whitespace-character-count="1868"/>
  </office:meta>
</office:document-meta>
</file>